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ylfaen" svg:font-family="Sylfaen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normal" officeooo:rsid="00175a8b" officeooo:paragraph-rsid="00175a8b" style:font-size-asian="21pt" style:font-weight-asian="normal" style:font-size-complex="2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75a8b" officeooo:paragraph-rsid="00175a8b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75a8b" officeooo:paragraph-rsid="00175a8b" style:font-size-asian="18pt" style:font-weight-asian="normal" style:font-size-complex="18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fo:font-weight="normal" officeooo:rsid="00175a8b" officeooo:paragraph-rsid="00175a8b" style:font-size-asian="18pt" style:font-weight-asian="normal" style:font-size-complex="18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8pt" fo:font-weight="normal" officeooo:rsid="00175a8b" officeooo:paragraph-rsid="00175a8b" style:font-size-asian="18pt" style:font-weight-asian="normal" style:font-size-complex="18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8pt" fo:font-weight="normal" officeooo:rsid="00175a8b" officeooo:paragraph-rsid="00175a8b" style:font-size-asian="18pt" style:font-weight-asian="normal" style:font-size-complex="18pt" style:font-weight-complex="normal"/>
    </style:style>
    <style:style style:name="P7" style:family="paragraph" style:parent-style-name="Header">
      <style:text-properties officeooo:rsid="00175a8b" officeooo:paragraph-rsid="00175a8b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style:text-position="super 58%" fo:font-size="12pt" style:font-size-asian="10.5pt" style:font-size-complex="12pt"/>
    </style:style>
    <style:style style:name="T3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for Group 1;</text:p>
      <text:p text:style-name="P2">Lab 1</text:p>
      <text:p text:style-name="P2"><text:span text:style-name="T1"/></text:p>
      <text:p text:style-name="P2"><text:span text:style-name="T1"/></text:p>
      <text:p text:style-name="P3"><text:span text:style-name="T1">This lab / meeting took place on Tuesday the 12</text:span><text:span text:style-name="T2">th</text:span><text:span text:style-name="T1"> of September, 2017.</text:span></text:p>
      <text:p text:style-name="P3"><text:span text:style-name="T1"/></text:p>
      <text:p text:style-name="P3"><text:span text:style-name="T1">What happened:</text:span></text:p>
      <text:p text:style-name="P3"><text:span text:style-name="T1"/></text:p>
      <text:list xml:id="list201670448" text:style-name="L1">
        <text:list-item>
          <text:p text:style-name="P4"><text:span text:style-name="T1">We got together as a group and introduced ourselves</text:span></text:p>
        </text:list-item>
        <text:list-item>
          <text:p text:style-name="P4"><text:span text:style-name="T1">Maddie set up the Trello team and boards</text:span></text:p>
        </text:list-item>
        <text:list-item>
          <text:p text:style-name="P4"><text:span text:style-name="T1">Each member entered their contact information in Trello and added some tasks to do.</text:span></text:p>
        </text:list-item>
        <text:list-item>
          <text:p text:style-name="P4"><text:span text:style-name="T1">Kevin set up the Github page and the Slack channel and the group connected</text:span></text:p>
        </text:list-item>
        <text:list-item>
          <text:p text:style-name="P4"><text:span text:style-name="T1">Maddie created the Team Contract on OneDrive and the team spent about 45 minutes editing it and creating the document to the specifications.</text:span></text:p>
        </text:list-item>
        <text:list-item>
          <text:p text:style-name="P4"><text:span text:style-name="T1">Brainstormed some roles that we imagine will be needed in the upcoming Assignments.</text:span></text:p>
        </text:list-item>
        <text:list-item>
          <text:p text:style-name="P4"><text:span text:style-name="T1">Delegated roles to team members. (see Team Contract)</text:span></text:p>
        </text:list-item>
        <text:list-item>
          <text:p text:style-name="P4"><text:span text:style-name="T1">As a team we discussed the creation of the Gantt Chart schedule, but we agreed that we would postpone that until we have had the lesson on Gantt Charts.</text:span></text:p>
        </text:list-item>
      </text:list>
      <text:p text:style-name="P3"><text:span text:style-name="T1"/></text:p>
      <text:p text:style-name="P3"><text:span text:style-name="T1"/></text:p>
      <text:p text:style-name="P3"><text:span text:style-name="T1">Tasks completed this lab:</text:span></text:p>
      <text:p text:style-name="P3"><text:span text:style-name="T1"/></text:p>
      <text:list xml:id="list2258312597" text:style-name="L2">
        <text:list-item>
          <text:p text:style-name="P5"><text:span text:style-name="T1">Trello team and boards set up</text:span></text:p>
        </text:list-item>
        <text:list-item>
          <text:p text:style-name="P5"><text:span text:style-name="T1">Slack channel set up</text:span></text:p>
        </text:list-item>
        <text:list-item>
          <text:p text:style-name="P5"><text:span text:style-name="T1">Github repo set up</text:span></text:p>
        </text:list-item>
        <text:list-item>
          <text:p text:style-name="P5"><text:span text:style-name="T1">Team contract created and accessible on Trello</text:span></text:p>
        </text:list-item>
        <text:list-item>
          <text:p text:style-name="P5"><text:span text:style-name="T1">Some roles delegated</text:span></text:p>
        </text:list-item>
      </text:list>
      <text:p text:style-name="P3"><text:span text:style-name="T1"/></text:p>
      <text:p text:style-name="P3"><text:span text:style-name="T1">Tasks not completed this lab:</text:span></text:p>
      <text:p text:style-name="P3"><text:span text:style-name="T1"/></text:p>
      <text:list xml:id="list4281637455" text:style-name="L3">
        <text:list-item>
          <text:p text:style-name="P6"><text:span text:style-name="T1">Gantt Chart schedu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ylfaen" svg:font-family="Sylfaen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ylfae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Sylfae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ylfaen" fo:font-family="Sylfae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Sylfaen" fo:font-family="Sylfae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Sylfaen" fo:font-family="Sylfae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ylfaen" fo:font-family="Sylfae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5a8b" officeooo:paragraph-rsid="00175a8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Nicholas Skoretz<text:tab/>CIS3250<text:tab/>2017-09-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Skoretz</meta:initial-creator>
    <meta:creation-date>2017-09-12T13:21:19.666000000</meta:creation-date>
    <dc:date>2017-09-12T13:34:05.125000000</dc:date>
    <dc:creator>Nicholas Skoretz</dc:creator>
    <meta:editing-duration>PT12M46S</meta:editing-duration>
    <meta:editing-cycles>1</meta:editing-cycles>
    <meta:document-statistic meta:table-count="0" meta:image-count="0" meta:object-count="0" meta:page-count="1" meta:paragraph-count="21" meta:word-count="193" meta:character-count="1039" meta:non-whitespace-character-count="881"/>
    <meta:generator>LibreOffice/5.3.2.2$Windows_X86_64 LibreOffice_project/6cd4f1ef626f15116896b1d8e1398b56da0d0ee1</meta:generator>
  </office:meta>
</office:document-meta>
</file>